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02in"/>
    </style:style>
    <style:style style:name="co2" style:family="table-column">
      <style:table-column-properties fo:break-before="auto" style:column-width="0.6146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0.6354in"/>
    </style:style>
    <style:style style:name="co5" style:family="table-column">
      <style:table-column-properties fo:break-before="auto" style:column-width="0.5835in"/>
    </style:style>
    <style:style style:name="co6" style:family="table-column">
      <style:table-column-properties fo:break-before="auto" style:column-width="0.6563in"/>
    </style:style>
    <style:style style:name="co7" style:family="table-column">
      <style:table-column-properties fo:break-before="auto" style:column-width="0.8126in"/>
    </style:style>
    <style:style style:name="co8" style:family="table-column">
      <style:table-column-properties fo:break-before="auto" style:column-width="0.8335in"/>
    </style:style>
    <style:style style:name="co9" style:family="table-column">
      <style:table-column-properties fo:break-before="auto" style:column-width="0.8752in"/>
    </style:style>
    <style:style style:name="co10" style:family="table-column">
      <style:table-column-properties fo:break-before="auto" style:column-width="1.052in"/>
    </style:style>
    <style:style style:name="co11" style:family="table-column">
      <style:table-column-properties fo:break-before="auto" style:column-width="0.5937in"/>
    </style:style>
    <style:style style:name="co12" style:family="table-column">
      <style:table-column-properties fo:break-before="auto" style:column-width="0.6043in"/>
    </style:style>
    <style:style style:name="co13" style:family="table-column">
      <style:table-column-properties fo:break-before="auto" style:column-width="0.5in"/>
    </style:style>
    <style:style style:name="co14" style:family="table-column">
      <style:table-column-properties fo:break-before="auto" style:column-width="0.7398in"/>
    </style:style>
    <style:style style:name="co15" style:family="table-column">
      <style:table-column-properties fo:break-before="auto" style:column-width="1in"/>
    </style:style>
    <style:style style:name="co16" style:family="table-column">
      <style:table-column-properties fo:break-before="auto" style:column-width="0.448in"/>
    </style:style>
    <style:style style:name="co17" style:family="table-column">
      <style:table-column-properties fo:break-before="auto" style:column-width="0.7083in"/>
    </style:style>
    <style:style style:name="co18" style:family="table-column">
      <style:table-column-properties fo:break-before="auto" style:column-width="0.4165in"/>
    </style:style>
    <style:style style:name="co19" style:family="table-column">
      <style:table-column-properties fo:break-before="auto" style:column-width="0.4791in"/>
    </style:style>
    <style:style style:name="co20" style:family="table-column">
      <style:table-column-properties fo:break-before="auto" style:column-width="0.6665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0"/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features_included_manual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default-cell-style-name="ce2"/>
        <table:table-column table:style-name="co5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2" table:default-cell-style-name="ce2"/>
        <table:table-column table:style-name="co15" table:default-cell-style-name="ce2"/>
        <table:table-column table:style-name="co14" table:default-cell-style-name="ce2"/>
        <table:table-column table:style-name="co16" table:default-cell-style-name="ce2"/>
        <table:table-column table:style-name="co14" table:default-cell-style-name="ce2"/>
        <table:table-column table:style-name="co17" table:default-cell-style-name="ce2"/>
        <table:table-column table:style-name="co18" table:default-cell-style-name="ce2"/>
        <table:table-column table:style-name="co13" table:number-columns-repeated="2" table:default-cell-style-name="ce2"/>
        <table:table-column table:style-name="co19" table:default-cell-style-name="ce2"/>
        <table:table-column table:style-name="co20" table:default-cell-style-name="ce2"/>
        <table:table-column table:style-name="co20" table:number-columns-repeated="16356"/>
        <table:table-row table:style-name="ro1">
          <table:table-cell office:value-type="string" calcext:value-type="string">
            <text:p>Rayyan ID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unit_duration</text:p>
          </table:table-cell>
          <table:table-cell office:value-type="string" calcext:value-type="string">
            <text:p>no_units</text:p>
          </table:table-cell>
          <table:table-cell office:value-type="string" calcext:value-type="string">
            <text:p>iui</text:p>
          </table:table-cell>
          <table:table-cell office:value-type="string" calcext:value-type="string">
            <text:p>unit_rate</text:p>
          </table:table-cell>
          <table:table-cell office:value-type="string" calcext:value-type="string">
            <text:p>F0_contour</text:p>
          </table:table-cell>
          <table:table-cell office:value-type="string" calcext:value-type="string">
            <text:p>PF_contour</text:p>
          </table:table-cell>
          <table:table-cell office:value-type="string" calcext:value-type="string">
            <text:p>fundamental</text:p>
          </table:table-cell>
          <table:table-cell office:value-type="string" calcext:value-type="string">
            <text:p>F1+/harmonics</text:p>
          </table:table-cell>
          <table:table-cell office:value-type="string" calcext:value-type="string">
            <text:p>freq_profile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peak</text:p>
          </table:table-cell>
          <table:table-cell office:value-type="string" calcext:value-type="string">
            <text:p>mean/average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other time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HNR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unclear contou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contour 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08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OR([.G2];[.H2];[.Z2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08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" table:formula="of:=OR([.G3];[.H3];[.Z3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09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/>
          <table:table-cell table:style-name="ce1" table:formula="of:=OR([.G4];[.H4];[.Z4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09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5];[.H5];[.Z5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0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6];[.H6];[.Z6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09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" table:formula="of:=OR([.G7];[.H7];[.Z7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09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table:formula="of:=OR([.G8];[.H8];[.Z8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09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OR([.G9];[.H9];[.Z9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0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" table:formula="of:=OR([.G10];[.H10];[.Z10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10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" table:formula="of:=OR([.G11];[.H11];[.Z11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10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1" table:formula="of:=OR([.G12];[.H12];[.Z12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1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13];[.H13];[.Z13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11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14];[.H14];[.Z14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1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" table:formula="of:=OR([.G15];[.H15];[.Z15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13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eepsqueak contour (which is technically PF)</text:p>
          </table:table-cell>
          <table:table-cell table:style-name="ce1" table:formula="of:=OR([.G16];[.H16];[.Z16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17];[.H17];[.Z17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15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18];[.H18];[.Z18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16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" table:formula="of:=OR([.G19];[.H19];[.Z19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16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20];[.H20];[.Z20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17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style-name="ce1" table:formula="of:=OR([.G21];[.H21];[.Z21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17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" table:formula="of:=OR([.G22];[.H22];[.Z22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1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table:formula="of:=OR([.G23];[.H23];[.Z23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20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OR([.G24];[.H24];[.Z24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20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1" table:formula="of:=OR([.G25];[.H25];[.Z25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26];[.H26];[.Z26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2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" table:formula="of:=OR([.G27];[.H27];[.Z27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25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1" table:formula="of:=OR([.G28];[.H28];[.Z28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25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OR([.G29];[.H29];[.Z29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28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" table:formula="of:=OR([.G30];[.H30];[.Z30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31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31];[.H31];[.Z31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31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" table:formula="of:=OR([.G32];[.H32];[.Z32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3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33];[.H33];[.Z33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33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34];[.H34];[.Z34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33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style-name="ce1" table:formula="of:=OR([.G35];[.H35];[.Z35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34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deepsqueak contour (which is technically PF)</text:p>
          </table:table-cell>
          <table:table-cell table:style-name="ce1" table:formula="of:=OR([.G36];[.H36];[.Z36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3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style-name="ce1" table:formula="of:=OR([.G37];[.H37];[.Z37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37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lear if PF or F0</text:p>
          </table:table-cell>
          <table:table-cell table:style-name="ce1" table:formula="of:=OR([.G38];[.H38];[.Z38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38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  <table:table-cell table:style-name="ce1" table:formula="of:=OR([.G39];[.H39];[.Z39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39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" table:formula="of:=OR([.G40];[.H40];[.Z40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39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OR([.G41];[.H41];[.Z41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43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OR([.G42];[.H42];[.Z42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46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1" table:formula="of:=OR([.G43];[.H43];[.Z43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47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44];[.H44];[.Z44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51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45];[.H45];[.Z45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51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46];[.H46];[.Z46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53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OR([.G47];[.H47];[.Z47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60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OR([.G48];[.H48];[.Z48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6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" table:formula="of:=OR([.G49];[.H49];[.Z49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74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" table:formula="of:=OR([.G50];[.H50];[.Z50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74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51];[.H51];[.Z51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77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OR([.G52];[.H52];[.Z52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7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" table:formula="of:=OR([.G53];[.H53];[.Z53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7862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lear if PF or F0</text:p>
          </table:table-cell>
          <table:table-cell table:style-name="ce1" table:formula="of:=OR([.G54];[.H54];[.Z54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506810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style-name="ce1" table:formula="of:=OR([.G55];[.H55];[.Z55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08549144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OR([.G56];[.H56];[.Z56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57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57];[.H57];[.Z57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57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1" table:formula="of:=OR([.G58];[.H58];[.Z58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5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table:formula="of:=OR([.G59];[.H59];[.Z59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58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OR([.G60];[.H60];[.Z60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5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" table:formula="of:=OR([.G61];[.H61];[.Z61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5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lear if PF or F0</text:p>
          </table:table-cell>
          <table:table-cell table:style-name="ce1" table:formula="of:=OR([.G62];[.H62];[.Z62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58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" table:formula="of:=OR([.G63];[.H63];[.Z63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59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" table:formula="of:=OR([.G64];[.H64];[.Z64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5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65];[.H65];[.Z65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6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easured, unclear if peak or F0</text:p>
          </table:table-cell>
          <table:table-cell table:style-name="ce1" table:formula="of:=OR([.G66];[.H66];[.Z66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61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table:formula="of:=OR([.G67];[.H67];[.Z67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6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OR([.G68];[.H68];[.Z68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61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69];[.H69];[.Z69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6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table:formula="of:=OR([.G70];[.H70];[.Z70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61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1" table:formula="of:=OR([.G71];[.H71];[.Z71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6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" table:formula="of:=OR([.G72];[.H72];[.Z72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62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73];[.H73];[.Z73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634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lear if PF or F0</text:p>
          </table:table-cell>
          <table:table-cell table:style-name="ce1" table:formula="of:=OR([.G74];[.H74];[.Z74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63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" table:formula="of:=OR([.G75];[.H75];[.Z75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63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table:formula="of:=OR([.G76];[.H76];[.Z76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64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1" table:formula="of:=OR([.G77];[.H77];[.Z77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64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78];[.H78];[.Z78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64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style-name="ce1" table:formula="of:=OR([.G79];[.H79];[.Z79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649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lear if PF or F0</text:p>
          </table:table-cell>
          <table:table-cell table:style-name="ce1" table:formula="of:=OR([.G80];[.H80];[.Z80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65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81];[.H81];[.Z81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65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82];[.H82];[.Z82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657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83];[.H83];[.Z83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66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" table:formula="of:=OR([.G84];[.H84];[.Z84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66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nclear if PF or F0</text:p>
          </table:table-cell>
          <table:table-cell table:style-name="ce1" table:formula="of:=OR([.G85];[.H85];[.Z85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69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" table:formula="of:=OR([.G86];[.H86];[.Z86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71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" table:formula="of:=OR([.G87];[.H87];[.Z87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72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string" calcext:value-type="string">
            <text:p>deepsqueak contour (which is technically PF)</text:p>
          </table:table-cell>
          <table:table-cell table:style-name="ce1" table:formula="of:=OR([.G88];[.H88];[.Z88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72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lear if PF or F0</text:p>
          </table:table-cell>
          <table:table-cell table:style-name="ce1" table:formula="of:=OR([.G89];[.H89];[.Z89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7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" table:formula="of:=OR([.G90];[.H90];[.Z90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751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table:formula="of:=OR([.G91];[.H91];[.Z91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77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lear if PF or F0</text:p>
          </table:table-cell>
          <table:table-cell table:style-name="ce1" table:formula="of:=OR([.G92];[.H92];[.Z92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77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/>
          <table:table-cell table:style-name="ce1" table:formula="of:=OR([.G93];[.H93];[.Z93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7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" table:formula="of:=OR([.G94];[.H94];[.Z94])" office:value-type="boolean" office:boolean-value="false" calcext:value-type="boolean">
            <text:p>FALS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797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clear if PF or F0</text:p>
          </table:table-cell>
          <table:table-cell table:style-name="ce1" table:formula="of:=OR([.G95];[.H95];[.Z95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 office:value-type="string" calcext:value-type="string">
            <text:p>rayyan-38041480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" table:formula="of:=OR([.G96];[.H96];[.Z96])" office:value-type="boolean" office:boolean-value="true" calcext:value-type="boolean">
            <text:p>TRUE</text:p>
          </table:table-cell>
          <table:table-cell table:style-name="ce2" table:number-columns-repeated="16356"/>
        </table:table-row>
        <table:table-row table:style-name="ro1">
          <table:table-cell/>
          <table:table-cell table:formula="of:=SUM([.B2:.B96])" office:value-type="float" office:value="92" calcext:value-type="float">
            <text:p>92</text:p>
          </table:table-cell>
          <table:table-cell table:formula="of:=SUM([.C2:.C96])" office:value-type="float" office:value="7" calcext:value-type="float">
            <text:p>7</text:p>
          </table:table-cell>
          <table:table-cell table:formula="of:=SUM([.D2:.D96])" office:value-type="float" office:value="17" calcext:value-type="float">
            <text:p>17</text:p>
          </table:table-cell>
          <table:table-cell table:formula="of:=SUM([.E2:.E96])" office:value-type="float" office:value="13" calcext:value-type="float">
            <text:p>13</text:p>
          </table:table-cell>
          <table:table-cell table:formula="of:=SUM([.F2:.F96])" office:value-type="float" office:value="6" calcext:value-type="float">
            <text:p>6</text:p>
          </table:table-cell>
          <table:table-cell table:formula="of:=SUM([.G2:.G96])" office:value-type="float" office:value="47" calcext:value-type="float">
            <text:p>47</text:p>
          </table:table-cell>
          <table:table-cell table:formula="of:=SUM([.H2:.H96])" office:value-type="float" office:value="21" calcext:value-type="float">
            <text:p>21</text:p>
          </table:table-cell>
          <table:table-cell table:formula="of:=SUM([.I2:.I96])" office:value-type="float" office:value="13" calcext:value-type="float">
            <text:p>13</text:p>
          </table:table-cell>
          <table:table-cell table:formula="of:=SUM([.J2:.J96])" office:value-type="float" office:value="26" calcext:value-type="float">
            <text:p>26</text:p>
          </table:table-cell>
          <table:table-cell table:formula="of:=SUM([.K2:.K96])" office:value-type="float" office:value="39" calcext:value-type="float">
            <text:p>39</text:p>
          </table:table-cell>
          <table:table-cell table:formula="of:=SUM([.L2:.L96])" office:value-type="float" office:value="13" calcext:value-type="float">
            <text:p>13</text:p>
          </table:table-cell>
          <table:table-cell table:formula="of:=SUM([.M2:.M96])" office:value-type="float" office:value="62" calcext:value-type="float">
            <text:p>62</text:p>
          </table:table-cell>
          <table:table-cell table:formula="of:=SUM([.N2:.N96])" office:value-type="float" office:value="67" calcext:value-type="float">
            <text:p>67</text:p>
          </table:table-cell>
          <table:table-cell table:formula="of:=SUM([.O2:.O96])" office:value-type="float" office:value="35" calcext:value-type="float">
            <text:p>35</text:p>
          </table:table-cell>
          <table:table-cell table:formula="of:=SUM([.P2:.P96])" office:value-type="float" office:value="19" calcext:value-type="float">
            <text:p>19</text:p>
          </table:table-cell>
          <table:table-cell table:formula="of:=SUM([.Q2:.Q96])" office:value-type="float" office:value="30" calcext:value-type="float">
            <text:p>30</text:p>
          </table:table-cell>
          <table:table-cell table:formula="of:=SUM([.R2:.R96])" office:value-type="float" office:value="35" calcext:value-type="float">
            <text:p>35</text:p>
          </table:table-cell>
          <table:table-cell table:formula="of:=SUM([.S2:.S96])" office:value-type="float" office:value="36" calcext:value-type="float">
            <text:p>36</text:p>
          </table:table-cell>
          <table:table-cell table:formula="of:=SUM([.T2:.T96])" office:value-type="float" office:value="52" calcext:value-type="float">
            <text:p>52</text:p>
          </table:table-cell>
          <table:table-cell table:formula="of:=SUM([.U2:.U96])" office:value-type="float" office:value="29" calcext:value-type="float">
            <text:p>29</text:p>
          </table:table-cell>
          <table:table-cell table:formula="of:=SUM([.V2:.V96])" office:value-type="float" office:value="33" calcext:value-type="float">
            <text:p>33</text:p>
          </table:table-cell>
          <table:table-cell table:formula="of:=SUM([.W2:.W96])" office:value-type="float" office:value="12" calcext:value-type="float">
            <text:p>12</text:p>
          </table:table-cell>
          <table:table-cell table:formula="of:=SUM([.X2:.X96])" office:value-type="float" office:value="10" calcext:value-type="float">
            <text:p>10</text:p>
          </table:table-cell>
          <table:table-cell table:formula="of:=SUM([.Y2:.Y96])" office:value-type="float" office:value="5" calcext:value-type="float">
            <text:p>5</text:p>
          </table:table-cell>
          <table:table-cell table:formula="of:=SUM([.Z2:.Z96])" office:value-type="float" office:value="10" calcext:value-type="float">
            <text:p>10</text:p>
          </table:table-cell>
          <table:table-cell/>
          <table:table-cell table:formula="of:=COUNTIF([.AB2:.AB96]; TRUE())" office:value-type="float" office:value="70" calcext:value-type="float">
            <text:p>70</text:p>
          </table:table-cell>
          <table:table-cell table:style-name="ce2" table:number-columns-repeated="16356"/>
        </table:table-row>
        <table:table-row table:style-name="ro1">
          <table:table-cell/>
          <table:table-cell table:formula="of:=[.B97]/96" office:value-type="float" office:value="0.958333333333333" calcext:value-type="float">
            <text:p>0.958333333333333</text:p>
          </table:table-cell>
          <table:table-cell table:formula="of:=[.C97]/48" office:value-type="float" office:value="0.145833333333333" calcext:value-type="float">
            <text:p>0.145833333333333</text:p>
          </table:table-cell>
          <table:table-cell table:formula="of:=[.D97]/48" office:value-type="float" office:value="0.354166666666667" calcext:value-type="float">
            <text:p>0.354166666666667</text:p>
          </table:table-cell>
          <table:table-cell table:formula="of:=[.E97]/48" office:value-type="float" office:value="0.270833333333333" calcext:value-type="float">
            <text:p>0.270833333333333</text:p>
          </table:table-cell>
          <table:table-cell table:formula="of:=[.F97]/48" office:value-type="float" office:value="0.125" calcext:value-type="float">
            <text:p>0.125</text:p>
          </table:table-cell>
          <table:table-cell table:formula="of:=[.G97]/70" office:value-type="float" office:value="0.671428571428571" calcext:value-type="float">
            <text:p>0.671428571428571</text:p>
          </table:table-cell>
          <table:table-cell table:formula="of:=[.H97]/70" office:value-type="float" office:value="0.3" calcext:value-type="float">
            <text:p>0.3</text:p>
          </table:table-cell>
          <table:table-cell table:formula="of:=[.I97]/99" office:value-type="float" office:value="0.131313131313131" calcext:value-type="float">
            <text:p>0.131313131313131</text:p>
          </table:table-cell>
          <table:table-cell table:formula="of:=26/96" office:value-type="float" office:value="0.270833333333333" calcext:value-type="float">
            <text:p>0.270833333333333</text:p>
          </table:table-cell>
          <table:table-cell table:formula="of:=[.K97]/96" office:value-type="float" office:value="0.40625" calcext:value-type="float">
            <text:p>0.40625</text:p>
          </table:table-cell>
          <table:table-cell table:formula="of:=[.L97]/96" office:value-type="float" office:value="0.135416666666667" calcext:value-type="float">
            <text:p>0.135416666666667</text:p>
          </table:table-cell>
          <table:table-cell table:formula="of:=[.M97]/96" office:value-type="float" office:value="0.645833333333333" calcext:value-type="float">
            <text:p>0.645833333333333</text:p>
          </table:table-cell>
          <table:table-cell table:formula="of:=[.N97]/96" office:value-type="float" office:value="0.697916666666667" calcext:value-type="float">
            <text:p>0.697916666666667</text:p>
          </table:table-cell>
          <table:table-cell table:formula="of:=[.O97]/96" office:value-type="float" office:value="0.364583333333333" calcext:value-type="float">
            <text:p>0.364583333333333</text:p>
          </table:table-cell>
          <table:table-cell table:formula="of:=[.P97]/96" office:value-type="float" office:value="0.197916666666667" calcext:value-type="float">
            <text:p>0.197916666666667</text:p>
          </table:table-cell>
          <table:table-cell table:formula="of:=[.Q97]/96" office:value-type="float" office:value="0.3125" calcext:value-type="float">
            <text:p>0.3125</text:p>
          </table:table-cell>
          <table:table-cell table:formula="of:=[.R97]/96" office:value-type="float" office:value="0.364583333333333" calcext:value-type="float">
            <text:p>0.364583333333333</text:p>
          </table:table-cell>
          <table:table-cell table:formula="of:=[.S97]/96" office:value-type="float" office:value="0.375" calcext:value-type="float">
            <text:p>0.375</text:p>
          </table:table-cell>
          <table:table-cell table:formula="of:=[.T97]/96" office:value-type="float" office:value="0.541666666666667" calcext:value-type="float">
            <text:p>0.541666666666667</text:p>
          </table:table-cell>
          <table:table-cell table:formula="of:=[.U97]/96" office:value-type="float" office:value="0.302083333333333" calcext:value-type="float">
            <text:p>0.302083333333333</text:p>
          </table:table-cell>
          <table:table-cell table:formula="of:=[.V97]/96" office:value-type="float" office:value="0.34375" calcext:value-type="float">
            <text:p>0.34375</text:p>
          </table:table-cell>
          <table:table-cell table:formula="of:=[.W97]/96" office:value-type="float" office:value="0.125" calcext:value-type="float">
            <text:p>0.125</text:p>
          </table:table-cell>
          <table:table-cell table:formula="of:=[.X97]/96" office:value-type="float" office:value="0.104166666666667" calcext:value-type="float">
            <text:p>0.104166666666667</text:p>
          </table:table-cell>
          <table:table-cell table:formula="of:=[.Y97]/96" office:value-type="float" office:value="0.0520833333333333" calcext:value-type="float">
            <text:p>0.0520833333333333</text:p>
          </table:table-cell>
          <table:table-cell table:formula="of:=[.Z97]/96" office:value-type="float" office:value="0.104166666666667" calcext:value-type="float">
            <text:p>0.104166666666667</text:p>
          </table:table-cell>
          <table:table-cell table:formula="of:=[.AA97]/96" office:value-type="float" office:value="0" calcext:value-type="float">
            <text:p>0</text:p>
          </table:table-cell>
          <table:table-cell table:formula="of:=[.AB97]/96" office:value-type="float" office:value="0.729166666666667" calcext:value-type="float">
            <text:p>0.729166666666667</text:p>
          </table:table-cell>
          <table:table-cell table:style-name="ce2" table:number-columns-repeated="16356"/>
        </table:table-row>
        <table:table-row table:style-name="ro1" table:number-rows-repeated="1048474">
          <table:table-cell table:number-columns-repeated="28"/>
          <table:table-cell table:style-name="ce2" table:number-columns-repeated="16356"/>
        </table:table-row>
        <table:table-row table:style-name="ro2" table:number-rows-repeated="3">
          <table:table-cell table:number-columns-repeated="28"/>
          <table:table-cell table:style-name="ce2" table:number-columns-repeated="16356"/>
        </table:table-row>
        <table:table-row table:style-name="ro2">
          <table:table-cell table:number-columns-repeated="28"/>
          <table:table-cell table:style-name="ce2" table:number-columns-repeated="16356"/>
        </table:table-row>
      </table:table>
      <table:named-expressions/>
      <table:database-ranges>
        <table:database-range table:name="__Anonymous_Sheet_DB__0" table:target-range-address="features_included_manual.A1:features_included_manual.AB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dc:date>2026-02-01T11:57:47.931899700</dc:date>
    <meta:editing-cycles>4</meta:editing-cycles>
    <meta:editing-duration>PT19M47S</meta:editing-duration>
    <meta:document-statistic meta:table-count="1" meta:cell-count="2659" meta:object-count="0"/>
  </office:meta>
</office:document-meta>
</file>